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start" style:justify-single-word="false"/>
      <style:text-properties fo:language="en" fo:country="US"/>
    </style:style>
    <style:style style:name="P3" style:family="paragraph" style:parent-style-name="Standard" style:list-style-name="L1">
      <style:paragraph-properties fo:text-align="start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/>
    </style:style>
    <style:style style:name="P5" style:family="paragraph" style:parent-style-name="Standard">
      <style:paragraph-properties fo:text-align="justify" style:justify-single-word="false"/>
      <style:text-properties fo:language="en" fo:country="US" style:text-underline-style="none"/>
    </style:style>
    <style:style style:name="T1" style:family="text">
      <style:text-properties style:text-position="super 58%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ki</text:p>
      <text:p text:style-name="P1"/>
      <text:p text:style-name="P2"><text:tab/>Divide images in two groups:</text:p>
      <text:list xml:id="list4824774133823323885" text:style-name="L1">
        <text:list-item>
          <text:p text:style-name="P3">scan and scan-like.</text:p>
        </text:list-item>
        <text:list-item>
          <text:p text:style-name="P3">Images from plants organs in natural surrounding</text:p>
        </text:list-item>
      </text:list>
      <text:p text:style-name="P2"/>
      <text:p text:style-name="P4">1<text:span text:style-name="T1">st</text:span> group:</text:p>
      <text:p text:style-name="P4"><text:span text:style-name="T2"><text:tab/>TSLA descriptors (triangle side lengths and angle)</text:span></text:p>
      <text:p text:style-name="P4"><text:span text:style-name="T2"/></text:p>
      <text:p text:style-name="P4">2<text:span text:style-name="T1">nd</text:span> group:</text:p>
      <text:p text:style-name="P5"><text:tab/>Opponent SIFTs as local descriptors. In a first place they extracted points of interest in the images unisg a Harris-Laplace interest point detec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27T12:11:14.42</meta:creation-date>
    <dc:date>2015-04-28T12:22:55.78</dc:date>
    <meta:editing-duration>PT1H20M40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8" meta:word-count="52" meta:character-count="324"/>
  </office:meta>
</office:document-meta>
</file>